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797.44pt"/>
    </style:style>
    <style:style style:name="co5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8.44pt"/>
    </style:style>
    <style:style style:name="co12" style:family="table-column">
      <style:table-column-properties fo:break-before="auto" style:column-width="99.75pt"/>
    </style:style>
    <style:style style:name="co13" style:family="table-column">
      <style:table-column-properties fo:break-before="auto" style:column-width="172.15pt"/>
    </style:style>
    <style:style style:name="co14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20.55pt"/>
    </style:style>
    <style:style style:name="co15" style:family="table-column">
      <style:table-column-properties fo:break-before="auto" style:column-width="71.74pt"/>
    </style:style>
    <style:style style:name="co16" style:family="table-column">
      <style:table-column-properties fo:break-before="auto" style:column-width="116.56pt"/>
    </style:style>
    <style:style style:name="co17" style:family="table-column">
      <style:table-column-properties fo:break-before="auto" style:column-width="178.3pt"/>
    </style:style>
    <style:style style:name="co18" style:family="table-column">
      <style:table-column-properties fo:break-before="auto" style:column-width="213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10105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Not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Nombre Persona</text:p>
          </table:table-cell>
          <table:table-cell table:style-name="ce3" office:value-type="string" calcext:value-type="string">
            <text:p>Nota</text:p>
          </table:table-cell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 office:value-type="string" calcext:value-type="string">
            <text:p>victorgg1993</text:p>
          </table:table-cell>
          <table:table-cell table:style-name="ce5" office:value-type="string" calcext:value-type="string">
            <text:p>Hay un botón que se usa para dar el tempo manualmente. El tempo <text:s/>también se podrá configurar desde un menú del aparato mediante el encoder</text:p>
          </table:table-cell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 office:value-type="string" calcext:value-type="string">
            <text:p>victorgg1993</text:p>
          </table:table-cell>
          <table:table-cell table:style-name="ce5" office:value-type="string" calcext:value-type="string">
            <text:p>El aparato tiene dos conectores para el clock. Uno es de entrada, que puede usarse como trigger para el <text:s/>tempo y el otro es de salida que puede usarse para dar un trigger</text:p>
          </table:table-cell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ill of Material" table:style-name="ta1">
        <table:table-column table:style-name="co10" table:default-cell-style-name="Default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5" table:default-cell-style-name="ce9"/>
        <table:table-column table:style-name="co5" table:number-columns-repeated="2" table:default-cell-style-name="ce11"/>
        <table:table-column table:style-name="co18" table:default-cell-style-name="ce12"/>
        <table:table-column table:style-name="co5" table:default-cell-style-name="Default"/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8" office:value-type="string" calcext:value-type="string">
            <text:p>Código Kicad</text:p>
          </table:table-cell>
          <table:table-cell table:style-name="ce8" office:value-type="string" calcext:value-type="string">
            <text:p>Componente</text:p>
          </table:table-cell>
          <table:table-cell table:style-name="ce8" office:value-type="string" calcext:value-type="string">
            <text:p>Info extra</text:p>
          </table:table-cell>
          <table:table-cell table:style-name="ce8" office:value-type="string" calcext:value-type="string">
            <text:p>Unidades</text:p>
          </table:table-cell>
          <table:table-cell table:style-name="ce8" office:value-type="string" calcext:value-type="string">
            <text:p>Precio x ud.</text:p>
          </table:table-cell>
          <table:table-cell table:style-name="ce8" office:value-type="string" calcext:value-type="string">
            <text:p>Precio total</text:p>
          </table:table-cell>
          <table:table-cell table:style-name="ce8" office:value-type="string" calcext:value-type="string">
            <text:p>UR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M32F103CBT6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37" calcext:value-type="currency">
            <text:p>6,37 €</text:p>
          </table:table-cell>
          <table:table-cell table:formula="of:=[.E3]*[.F3]" office:value-type="currency" office:currency="EUR" office:value="6.37" calcext:value-type="currency">
            <text:p>6,37 €</text:p>
          </table:table-cell>
          <table:table-cell office:value-type="string" calcext:value-type="string">
            <text:p>http://www.mouser.es/ProductDetail/STMicroelectronics/STM32F103CBT6/?qs=sGAEpiMZZMu0f%252bT2bkVfutgn0HiYOE8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074</text:p>
          </table:table-cell>
          <table:table-cell office:value-type="string" calcext:value-type="string">
            <text:p>operacional x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E4]*[.F4]" office:value-type="currency" office:currency="EUR" office:value="0.4" calcext:value-type="currency">
            <text:p>0,40 €</text:p>
          </table:table-cell>
          <table:table-cell office:value-type="string" calcext:value-type="string">
            <text:p>http://www.mouser.es/ProductDetail/STMicroelectronics/TL074CDT/?qs=sGAEpiMZZMtCHixnSjNA6InB%2f7I1ASRq7sXMq5REmZs%3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C8552</text:p>
          </table:table-cell>
          <table:table-cell office:value-type="string" calcext:value-type="string">
            <text:p>DAC dual 16 bi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78" calcext:value-type="currency">
            <text:p>6,78 €</text:p>
          </table:table-cell>
          <table:table-cell table:formula="of:=[.E5]*[.F5]" office:value-type="currency" office:currency="EUR" office:value="6.78" calcext:value-type="currency">
            <text:p>6,78 €</text:p>
          </table:table-cell>
          <table:table-cell office:value-type="string" calcext:value-type="string">
            <text:p>http://www.mouser.es/ProductDetail/Texas-Instruments/DAC8552IDGKR/?qs=sGAEpiMZZMvlCQNWg%252bk%2fqm9mEprq75Im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M13700</text:p>
          </table:table-cell>
          <table:table-cell office:value-type="string" calcext:value-type="string">
            <text:p>transconductance am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E6]*[.F6]" office:value-type="currency" office:currency="EUR" office:value="1" calcext:value-type="currency">
            <text:p>1,00 €</text:p>
          </table:table-cell>
          <table:table-cell office:value-type="string" calcext:value-type="string">
            <text:p>http://www.mouser.es/ProductDetail/Texas-Instruments/LM13700MX-NOPB/?qs=sGAEpiMZZMtDSiRz%252bYolvD8n5VWKm6dLlyXbqS8bD%252bg%3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4hc595</text:p>
          </table:table-cell>
          <table:table-cell office:value-type="string" calcext:value-type="string">
            <text:p>serial -&gt; paralel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E7]*[.F7]" office:value-type="currency" office:currency="EUR" office:value="0.4" calcext:value-type="currency">
            <text:p>0,40 €</text:p>
          </table:table-cell>
          <table:table-cell office:value-type="string" calcext:value-type="string">
            <text:p>http://www.mouser.es/ProductDetail/NXP-Semiconductors/74HC595BQ115/?qs=sGAEpiMZZMvKM5ialpXrmjFP%2fCpIyqZ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MBT3904</text:p>
          </table:table-cell>
          <table:table-cell office:value-type="string" calcext:value-type="string">
            <text:p>NP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E8]*[.F8]" office:value-type="currency" office:currency="EUR" office:value="0.09" calcext:value-type="currency">
            <text:p>0,09 €</text:p>
          </table:table-cell>
          <table:table-cell office:value-type="string" calcext:value-type="string">
            <text:p>http://www.mouser.es/ProductDetail/ON-Semiconductor/MMBT3904LT1G/?qs=sGAEpiMZZMtqO%252bWUGLBzeFkzZA8%252bVQO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PSC04-41SURKWA</text:p>
          </table:table-cell>
          <table:table-cell office:value-type="string" calcext:value-type="string">
            <text:p>display 14 segmentos cátodo común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96" calcext:value-type="currency">
            <text:p>2,96 €</text:p>
          </table:table-cell>
          <table:table-cell table:formula="of:=[.E9]*[.F9]" office:value-type="currency" office:currency="EUR" office:value="5.92" calcext:value-type="currency">
            <text:p>5,92 €</text:p>
          </table:table-cell>
          <table:table-cell office:value-type="string" calcext:value-type="string">
            <text:p>http://www.mouser.es/ProductDetail/Kingbright/ACPSC04-41SURKWA/?qs=sGAEpiMZZMt7dcPGmvnkBsvhur0IJi1bU3gYdayV3mg%3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5532A</text:p>
          </table:table-cell>
          <table:table-cell office:value-type="string" calcext:value-type="string">
            <text:p>operacional x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3" calcext:value-type="currency">
            <text:p>0,83 €</text:p>
          </table:table-cell>
          <table:table-cell table:formula="of:=[.E10]*[.F10]" office:value-type="currency" office:currency="EUR" office:value="0.83" calcext:value-type="currency">
            <text:p>0,83 €</text:p>
          </table:table-cell>
          <table:table-cell table:style-name="ce10" office:value-type="string" calcext:value-type="string">
            <text:p>http://www.mouser.es/ProductDetail/Texas-Instruments/NE5532ADR/?qs=sGAEpiMZZMtCHixnSjNA6J5DQWv82hgvXAFi9oDCxJs%3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P 4201</text:p>
          </table:table-cell>
          <table:table-cell office:value-type="string" calcext:value-type="string">
            <text:p>NP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E11]*[.F11]" office:value-type="currency" office:currency="EUR" office:value="0.4" calcext:value-type="currency">
            <text:p>0,40 €</text:p>
          </table:table-cell>
          <table:table-cell office:value-type="string" calcext:value-type="string">
            <text:p>http://www.mouser.es/ProductDetail/NXP-Semiconductors/PMP4201Y135/?qs=sGAEpiMZZMshyDBzk1%2fWi7dklbCN21lXBTxphN%252b2nZY%3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2]*[.F12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3]*[.F13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4]*[.F14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5]*[.F1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6]*[.F1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7]*[.F1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8]*[.F18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9]*[.F19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0]*[.F2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1]*[.F2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2]*[.F22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3]*[.F23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4]*[.F24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5]*[.F2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6]*[.F2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7]*[.F2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8]*[.F28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9]*[.F29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0]*[.F3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1]*[.F3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8" office:value-type="string" calcext:value-type="string">
            <text:p>Total</text:p>
          </table:table-cell>
          <table:table-cell table:formula="of:=SUM([.G3:.G31])" office:value-type="currency" office:currency="EUR" office:value="22.19" calcext:value-type="currency">
            <text:p>22,19 €</text:p>
          </table:table-cell>
          <table:table-cell table:style-name="Default"/>
          <table:table-cell/>
        </table:table-row>
      </table:table>
      <table:table table:name="Configuracion_pines" table:style-name="ta1">
        <table:table-column table:style-name="co5" table:default-cell-style-name="Default"/>
        <table:table-column table:style-name="co5" table:default-cell-style-name="ce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º Pin</text:p>
          </table:table-cell>
          <table:table-cell table:style-name="ce3" office:value-type="string" calcext:value-type="string">
            <text:p>Nombre pin ARM</text:p>
          </table:table-cell>
          <table:table-cell table:style-name="ce3" office:value-type="string" calcext:value-type="string">
            <text:p>Uso que le damos</text:p>
          </table:table-cell>
          <table:table-cell table:style-name="ce3" office:value-type="string" calcext:value-type="string">
            <text:p>Notas</text:p>
          </table:table-cell>
          <table:table-cell/>
          <table:table-cell table:style-name="ce3" office:value-type="string" calcext:value-type="string">
            <text:p>Dato</text:p>
          </table:table-cell>
          <table:table-cell table:style-name="ce3" office:value-type="string" calcext:value-type="string">
            <text:p>Nº/Val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Bus datos</text:p>
          </table:table-cell>
          <table:table-cell table:style-name="ce4" office:value-type="string" calcext:value-type="string">
            <text:p>32 bi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F máxima</text:p>
          </table:table-cell>
          <table:table-cell table:style-name="ce4" office:value-type="string" calcext:value-type="string">
            <text:p>168MHz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Cortex</text:p>
          </table:table-cell>
          <table:table-cell table:style-name="ce4" office:value-type="string" calcext:value-type="string">
            <text:p>M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V trabajo</text:p>
          </table:table-cell>
          <table:table-cell table:style-name="ce4" office:value-type="string" calcext:value-type="string">
            <text:p>1.8~3.6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GPIO</text:p>
          </table:table-cell>
          <table:table-cell table:style-name="ce4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I2C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SPI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USB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7:44:47.055616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9:28:32.902144873</meta:creation-date>
    <meta:generator>LibreOffice/5.1.4.2$Linux_X86_64 LibreOffice_project/10m0$Build-2</meta:generator>
    <dc:date>2017-01-07T17:59:07.509310661</dc:date>
    <meta:editing-duration>PT41M35S</meta:editing-duration>
    <meta:editing-cycles>50</meta:editing-cycles>
    <meta:document-statistic meta:table-count="3" meta:cell-count="210" meta:object-count="0"/>
  </office:meta>
</office:document-meta>
</file>